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21d1" officeooo:paragraph-rsid="001321d1"/>
    </style:style>
    <style:style style:name="P2" style:family="paragraph" style:parent-style-name="Standard" style:master-page-name="Landscape">
      <style:paragraph-properties style:page-number="auto"/>
      <style:text-properties officeooo:rsid="001321d1" officeooo:paragraph-rsid="001321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fore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2">Second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21:06:03.789854887</meta:creation-date>
    <dc:date>2015-09-18T21:07:14.747523952</dc:date>
    <meta:editing-duration>PT1M11S</meta:editing-duration>
    <meta:editing-cycles>1</meta:editing-cycles>
    <meta:document-statistic meta:table-count="1" meta:image-count="0" meta:object-count="0" meta:page-count="2" meta:paragraph-count="2" meta:word-count="3" meta:character-count="17" meta:non-whitespace-character-count="16"/>
    <meta:generator>LibreOfficeDev/5.1.0.0.alpha1$Linux_X86_64 LibreOffice_project/cee1991a01b79dbca094183ede0be333f935fbf4</meta:generator>
  </office:meta>
</office:document-meta>
</file>